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53000001DE26EB401A.png"/>
  <manifest:file-entry manifest:media-type="image/png" manifest:full-path="Pictures/100000000000014F000001D9C2699BEC.png"/>
  <manifest:file-entry manifest:media-type="image/png" manifest:full-path="Pictures/100000000000024B0000019E50F9A5CA.png"/>
  <manifest:file-entry manifest:media-type="image/png" manifest:full-path="Pictures/100000000000010C00000173531EDF1F.png"/>
  <manifest:file-entry manifest:media-type="image/png" manifest:full-path="Pictures/10000201000001CF000002129BFB6D34.png"/>
  <manifest:file-entry manifest:media-type="image/png" manifest:full-path="Pictures/100000000000016E000001FED209FE97.png"/>
  <manifest:file-entry manifest:media-type="image/png" manifest:full-path="Pictures/100000000000011D0000018D65329266.png"/>
  <manifest:file-entry manifest:media-type="image/png" manifest:full-path="Pictures/100000000000010C00000178864A676A.png"/>
  <manifest:file-entry manifest:media-type="image/png" manifest:full-path="Pictures/100000000000013D000001B589F4F38A.png"/>
  <manifest:file-entry manifest:media-type="image/png" manifest:full-path="Pictures/10000000000001250000019FDF58B6A6.png"/>
  <manifest:file-entry manifest:media-type="image/png" manifest:full-path="Pictures/100000000000010900000172385815B6.png"/>
  <manifest:file-entry manifest:media-type="image/png" manifest:full-path="Pictures/100000000000018000000213C3AF5C74.png"/>
  <manifest:file-entry manifest:media-type="image/png" manifest:full-path="Pictures/100000000000017900000214B0659CC7.png"/>
  <manifest:file-entry manifest:media-type="image/png" manifest:full-path="Pictures/100000000000011F00000193471BC69B.png"/>
  <manifest:file-entry manifest:media-type="image/png" manifest:full-path="Pictures/10000000000001E10000029DA72920CE.png"/>
  <manifest:file-entry manifest:media-type="image/png" manifest:full-path="Pictures/1000000000000150000001D2A6BD1C94.png"/>
  <manifest:file-entry manifest:media-type="image/png" manifest:full-path="Pictures/1000000000000159000001E559E74506.png"/>
  <manifest:file-entry manifest:media-type="image/png" manifest:full-path="Pictures/100000000000014C000001D4AB65A8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text-align="center" style:justify-single-word="false"/>
      <style:text-properties style:text-line-through-style="none" fo:font-size="18pt" style:text-underline-style="none" fo:font-weight="bold" style:text-blinking="false"/>
    </style:style>
    <style:style style:name="P2" style:family="paragraph" style:parent-style-name="Text_20_body">
      <style:paragraph-properties fo:margin-top="0cm" fo:margin-bottom="0cm" fo:text-align="center" style:justify-single-word="false"/>
      <style:text-properties style:text-line-through-style="none" fo:font-size="18pt" style:text-underline-style="none" fo:font-weight="normal" style:text-blinking="fals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5.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LLS</text:p>
      <text:p text:style-name="P1"/>
      <text:p text:style-name="P1"><draw:frame draw:style-name="fr1" draw:name="graphics1" text:anchor-type="paragraph" svg:x="1.545cm" svg:y="0.011cm" svg:width="7.001cm" svg:height="9.871cm" draw:z-index="0"><draw:image xlink:href="Pictures/100000000000014C000001D4AB65A8BA.png" xlink:type="simple" xlink:show="embed" xlink:actuate="onLoad"/></draw:frame><draw:frame draw:style-name="fr1" draw:name="graphics2" text:anchor-type="paragraph" svg:x="9.818cm" svg:y="0cm" svg:width="7.001cm" svg:height="9.841cm" draw:z-index="1"><draw:image xlink:href="Pictures/1000000000000159000001E559E74506.png" xlink:type="simple" xlink:show="embed" xlink:actuate="onLoad"/></draw:frame></text:p>
      <text:p text:style-name="P2"><draw:frame draw:style-name="fr1" draw:name="graphics12" text:anchor-type="paragraph" svg:x="1.559cm" svg:y="0cm" svg:width="7.001cm" svg:height="9.751cm" draw:z-index="7"><draw:image xlink:href="Pictures/100000000000011D0000018D65329266.png" xlink:type="simple" xlink:show="embed" xlink:actuate="onLoad"/></draw:frame><draw:frame draw:style-name="fr1" draw:name="graphics13" text:anchor-type="paragraph" svg:x="9.871cm" svg:y="0cm" svg:width="7.001cm" svg:height="9.781cm" draw:z-index="8"><draw:image xlink:href="Pictures/100000000000010900000172385815B6.png" xlink:type="simple" xlink:show="embed" xlink:actuate="onLoad"/></draw:frame></text:p>
      <text:p text:style-name="P2"/>
      <text:p text:style-name="P2"><text:soft-page-break/></text:p>
      <text:p text:style-name="Standard"><draw:frame draw:style-name="fr1" draw:name="graphics14" text:anchor-type="paragraph" svg:x="1.221cm" svg:y="0.249cm" svg:width="7.001cm" svg:height="9.88cm" draw:z-index="9"><draw:image xlink:href="Pictures/100000000000014F000001D9C2699BEC.png" xlink:type="simple" xlink:show="embed" xlink:actuate="onLoad"/></draw:frame><draw:frame draw:style-name="fr1" draw:name="graphics15" text:anchor-type="paragraph" svg:x="10.056cm" svg:y="0.238cm" svg:width="7.001cm" svg:height="9.92cm" draw:z-index="10"><draw:image xlink:href="Pictures/10000000000001250000019FDF58B6A6.png" xlink:type="simple" xlink:show="embed" xlink:actuate="onLoad"/></draw:frame></text:p>
      <text:p text:style-name="Standard"/>
      <text:p text:style-name="Standard"><draw:frame draw:style-name="fr1" draw:name="graphics3" text:anchor-type="paragraph" svg:x="1.286cm" svg:y="0.028cm" svg:width="7.001cm" svg:height="9.71cm" draw:z-index="11"><draw:image xlink:href="Pictures/1000000000000150000001D2A6BD1C94.png" xlink:type="simple" xlink:show="embed" xlink:actuate="onLoad"/></draw:frame><draw:frame draw:style-name="fr1" draw:name="graphics4" text:anchor-type="paragraph" svg:x="10.068cm" svg:y="0cm" svg:width="7.001cm" svg:height="9.76cm" draw:z-index="12"><draw:image xlink:href="Pictures/100000000000016E000001FED209FE97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5" text:anchor-type="paragraph" svg:x="1.3cm" svg:y="0.192cm" svg:width="7.001cm" svg:height="9.73cm" draw:z-index="3"><draw:image xlink:href="Pictures/10000000000001E10000029DA72920CE.png" xlink:type="simple" xlink:show="embed" xlink:actuate="onLoad"/></draw:frame><draw:frame draw:style-name="fr1" draw:name="graphics6" text:anchor-type="paragraph" svg:x="9.64cm" svg:y="0.224cm" svg:width="7.001cm" svg:height="9.64cm" draw:z-index="13"><draw:image xlink:href="Pictures/100000000000013D000001B589F4F38A.png" xlink:type="simple" xlink:show="embed" xlink:actuate="onLoad"/></draw:frame></text:p>
      <text:p text:style-name="Standard"/>
      <text:p text:style-name="Standard"><draw:frame draw:style-name="fr1" draw:name="graphics8" text:anchor-type="paragraph" svg:x="9.566cm" svg:y="0.097cm" svg:width="7.001cm" svg:height="9.83cm" draw:z-index="5"><draw:image xlink:href="Pictures/100000000000011F00000193471BC69B.png" xlink:type="simple" xlink:show="embed" xlink:actuate="onLoad"/></draw:frame><draw:frame draw:style-name="fr2" draw:name="graphics19" text:anchor-type="paragraph" svg:x="0.568cm" svg:y="0.079cm" svg:width="8.999cm" svg:height="6.151cm" draw:z-index="17"><draw:image xlink:href="Pictures/10000201000001CF000002129BFB6D3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graphics11" text:anchor-type="paragraph" svg:x="9.52cm" svg:y="0.503cm" svg:width="7.001cm" svg:height="9.871cm" draw:z-index="6"><draw:image xlink:href="Pictures/1000000000000153000001DE26EB401A.png" xlink:type="simple" xlink:show="embed" xlink:actuate="onLoad"/></draw:frame><draw:frame draw:style-name="fr1" draw:name="graphics10" text:anchor-type="paragraph" svg:x="0.99cm" svg:y="0.485cm" svg:width="7.001cm" svg:height="9.89cm" draw:z-index="2"><draw:image xlink:href="Pictures/100000000000017900000214B0659CC7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aphics9" text:anchor-type="paragraph" svg:x="1.796cm" svg:y="0.153cm" svg:width="14cm" svg:height="9.85cm" draw:z-index="4"><draw:image xlink:href="Pictures/100000000000024B0000019E50F9A5CA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aphics17" text:anchor-type="paragraph" svg:x="9.931cm" svg:y="0.66cm" svg:width="7.001cm" svg:height="9.691cm" draw:z-index="14"><draw:image xlink:href="Pictures/100000000000010C00000173531EDF1F.png" xlink:type="simple" xlink:show="embed" xlink:actuate="onLoad"/></draw:frame><draw:frame draw:style-name="fr1" draw:name="graphics16" text:anchor-type="paragraph" svg:x="1.755cm" svg:y="0.609cm" svg:width="7.001cm" svg:height="9.82cm" draw:z-index="15"><draw:image xlink:href="Pictures/100000000000010C00000178864A676A.png" xlink:type="simple" xlink:show="embed" xlink:actuate="onLoad"/></draw:frame><draw:frame draw:style-name="fr1" draw:name="graphics18" text:anchor-type="paragraph" svg:x="1.803cm" svg:y="11.271cm" svg:width="7.001cm" svg:height="9.68cm" draw:z-index="16"><draw:image xlink:href="Pictures/100000000000018000000213C3AF5C7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8T11:46:14.22</meta:creation-date>
    <meta:generator>OpenOffice/4.1.15$Win32 OpenOffice.org_project/4115m2$Build-9813</meta:generator>
    <dc:date>2025-07-24T14:02:43.57</dc:date>
    <dc:creator>Paul Paroczai</dc:creator>
    <meta:editing-duration>PT2H32M11S</meta:editing-duration>
    <meta:editing-cycles>16</meta:editing-cycles>
    <meta:document-statistic meta:table-count="0" meta:image-count="18" meta:object-count="0" meta:page-count="5" meta:paragraph-count="1" meta:word-count="1" meta:character-count="6"/>
  </office:meta>
</office:document-meta>
</file>